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Bean.getClass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rolBean.getManife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Bean.getSuperTypeBin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trolBean.ControlBean( AptControlInterface controlInt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ntrolBean.getControl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Bean.isRootPack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Bean.getBeanInfo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Bean.getSh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Bean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Bean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Bea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